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3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99ccff" fo:border-left="none" fo:border-right="none" fo:border-top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c8526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4bd5e"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ackground-color="#e6ff00" fo:border-left="0.0008in solid #000000" fo:border-right="none" fo:border-top="0.0008in solid #000000"/>
      <style:text-properties fo:color="#004a4a"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border-bottom="0.0008in solid #000000" fo:background-color="#99ccff" fo:border-left="none" fo:border-right="none" fo:border-top="0.0008in solid #000000"/>
    </style:style>
    <style:style style:name="ce11" style:family="table-cell" style:parent-style-name="Default" style:data-style-name="N104">
      <style:table-cell-properties fo:background-color="#5c8526" fo:border="none"/>
    </style:style>
    <style:style style:name="ce12" style:family="table-cell" style:parent-style-name="Default" style:data-style-name="N104">
      <style:table-cell-properties fo:background-color="#94bd5e" fo:border="none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ackground-color="#94bd5e"/>
    </style:style>
    <style:style style:name="ce14" style:family="table-cell" style:parent-style-name="Default" style:data-style-name="N104">
      <style:table-cell-properties fo:border-bottom="0.0008in solid #000000" fo:background-color="#e6ff00" fo:border-left="none" fo:border-right="none" fo:border-top="0.0008in solid #000000"/>
      <style:text-properties fo:color="#004a4a"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99ccff" fo:border-left="none" fo:border-right="none" fo:border-top="0.0008in solid #000000"/>
    </style:style>
    <style:style style:name="ce16" style:family="table-cell" style:parent-style-name="Default">
      <style:table-cell-properties fo:background-color="#5c8526" fo:border="none"/>
    </style:style>
    <style:style style:name="ce17" style:family="table-cell" style:parent-style-name="Default">
      <style:table-cell-properties fo:background-color="#94bd5e"/>
    </style:style>
    <style:style style:name="ce18" style:family="table-cell" style:parent-style-name="Default">
      <style:table-cell-properties fo:border-bottom="0.0008in solid #000000" fo:background-color="#e6ff00" fo:border-left="none" fo:border-right="none" fo:border-top="0.0008in solid #000000"/>
      <style:text-properties fo:color="#004a4a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ontent-validations>
        <table:content-validation table:name="val1" table:condition="of:cell-content-is-in-list(&quot;Yearly&quot;;&quot;Quarterly&quot;;&quot;Monthly&quot;;&quot;Fortnightly&quot;;&quot;Weekly&quot;;&quot;Work Days&quot;;&quot;Daily&quot;)" table:allow-empty-cell="true" table:display-list="unsorted" table:base-cell-address="Calculations.C2"/>
      </table:content-validations>
      <table:table table:name="Calculation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table:number-columns-spanned="7" table:number-rows-spanned="1">
            <text:p>Expenses</text:p>
          </table:table-cell>
          <table:covered-table-cell table:number-columns-repeated="6" table:style-name="ce8"/>
          <table:table-cell table:style-name="ce19"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Yearly</text:p>
          </table:table-cell>
          <table:table-cell table:style-name="ce2" office:value-type="string">
            <text:p>Monthly</text:p>
          </table:table-cell>
          <table:table-cell table:style-name="ce2" office:value-type="string">
            <text:p>Weekly</text:p>
          </table:table-cell>
          <table:table-cell table:style-name="ce2" office:value-type="string">
            <text:p>Daily</text:p>
          </table:table-cell>
          <table:table-cell table:style-name="ce19"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3] * IF([.C3]=&quot;Daily&quot;;365;IF([.C3]=&quot;Work Days&quot;;260;IF([.C3]=&quot;Weekly&quot;;52;IF([.C3]=&quot;Fortnightly&quot;;26;IF([.C3]=&quot;Monthly&quot;;12;IF([.C3]=&quot;Quarterly&quot;;4;IF([.C3]=&quot;Yearly&quot;;1)))))))" office:value-type="currency" office:currency="USD" office:value="0">
            <text:p>$0.00</text:p>
          </table:table-cell>
          <table:table-cell table:style-name="ce9" table:formula="of:=[.D3]/12" office:value-type="currency" office:currency="USD" office:value="0">
            <text:p>$0.00</text:p>
          </table:table-cell>
          <table:table-cell table:style-name="ce9" table:formula="of:=[.D3]/52" office:value-type="currency" office:currency="USD" office:value="0">
            <text:p>$0.00</text:p>
          </table:table-cell>
          <table:table-cell table:style-name="ce9" table:formula="of:=[.D3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4] * IF([.C4]=&quot;Daily&quot;;365;IF([.C4]=&quot;Work Days&quot;;260;IF([.C4]=&quot;Weekly&quot;;52;IF([.C4]=&quot;Fortnightly&quot;;26;IF([.C4]=&quot;Monthly&quot;;12;IF([.C4]=&quot;Quarterly&quot;;4;IF([.C4]=&quot;Yearly&quot;;1)))))))" office:value-type="currency" office:currency="USD" office:value="0">
            <text:p>$0.00</text:p>
          </table:table-cell>
          <table:table-cell table:style-name="ce9" table:formula="of:=[.D4]/12" office:value-type="currency" office:currency="USD" office:value="0">
            <text:p>$0.00</text:p>
          </table:table-cell>
          <table:table-cell table:style-name="ce9" table:formula="of:=[.D4]/52" office:value-type="currency" office:currency="USD" office:value="0">
            <text:p>$0.00</text:p>
          </table:table-cell>
          <table:table-cell table:style-name="ce9" table:formula="of:=[.D4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5] * IF([.C5]=&quot;Daily&quot;;365;IF([.C5]=&quot;Work Days&quot;;260;IF([.C5]=&quot;Weekly&quot;;52;IF([.C5]=&quot;Fortnightly&quot;;26;IF([.C5]=&quot;Monthly&quot;;12;IF([.C5]=&quot;Quarterly&quot;;4;IF([.C5]=&quot;Yearly&quot;;1)))))))" office:value-type="currency" office:currency="USD" office:value="0">
            <text:p>$0.00</text:p>
          </table:table-cell>
          <table:table-cell table:style-name="ce9" table:formula="of:=[.D5]/12" office:value-type="currency" office:currency="USD" office:value="0">
            <text:p>$0.00</text:p>
          </table:table-cell>
          <table:table-cell table:style-name="ce9" table:formula="of:=[.D5]/52" office:value-type="currency" office:currency="USD" office:value="0">
            <text:p>$0.00</text:p>
          </table:table-cell>
          <table:table-cell table:style-name="ce9" table:formula="of:=[.D5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6] * IF([.C6]=&quot;Daily&quot;;365;IF([.C6]=&quot;Work Days&quot;;260;IF([.C6]=&quot;Weekly&quot;;52;IF([.C6]=&quot;Fortnightly&quot;;26;IF([.C6]=&quot;Monthly&quot;;12;IF([.C6]=&quot;Quarterly&quot;;4;IF([.C6]=&quot;Yearly&quot;;1)))))))" office:value-type="currency" office:currency="USD" office:value="0">
            <text:p>$0.00</text:p>
          </table:table-cell>
          <table:table-cell table:style-name="ce9" table:formula="of:=[.D6]/12" office:value-type="currency" office:currency="USD" office:value="0">
            <text:p>$0.00</text:p>
          </table:table-cell>
          <table:table-cell table:style-name="ce9" table:formula="of:=[.D6]/52" office:value-type="currency" office:currency="USD" office:value="0">
            <text:p>$0.00</text:p>
          </table:table-cell>
          <table:table-cell table:style-name="ce9" table:formula="of:=[.D6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7] * IF([.C7]=&quot;Daily&quot;;365;IF([.C7]=&quot;Work Days&quot;;260;IF([.C7]=&quot;Weekly&quot;;52;IF([.C7]=&quot;Fortnightly&quot;;26;IF([.C7]=&quot;Monthly&quot;;12;IF([.C7]=&quot;Quarterly&quot;;4;IF([.C7]=&quot;Yearly&quot;;1)))))))" office:value-type="currency" office:currency="USD" office:value="0">
            <text:p>$0.00</text:p>
          </table:table-cell>
          <table:table-cell table:style-name="ce9" table:formula="of:=[.D7]/12" office:value-type="currency" office:currency="USD" office:value="0">
            <text:p>$0.00</text:p>
          </table:table-cell>
          <table:table-cell table:style-name="ce9" table:formula="of:=[.D7]/52" office:value-type="currency" office:currency="USD" office:value="0">
            <text:p>$0.00</text:p>
          </table:table-cell>
          <table:table-cell table:style-name="ce9" table:formula="of:=[.D7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8] * IF([.C8]=&quot;Daily&quot;;365;IF([.C8]=&quot;Work Days&quot;;260;IF([.C8]=&quot;Weekly&quot;;52;IF([.C8]=&quot;Fortnightly&quot;;26;IF([.C8]=&quot;Monthly&quot;;12;IF([.C8]=&quot;Quarterly&quot;;4;IF([.C8]=&quot;Yearly&quot;;1)))))))" office:value-type="currency" office:currency="USD" office:value="0">
            <text:p>$0.00</text:p>
          </table:table-cell>
          <table:table-cell table:style-name="ce9" table:formula="of:=[.D8]/12" office:value-type="currency" office:currency="USD" office:value="0">
            <text:p>$0.00</text:p>
          </table:table-cell>
          <table:table-cell table:style-name="ce9" table:formula="of:=[.D8]/52" office:value-type="currency" office:currency="USD" office:value="0">
            <text:p>$0.00</text:p>
          </table:table-cell>
          <table:table-cell table:style-name="ce9" table:formula="of:=[.D8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9] * IF([.C9]=&quot;Daily&quot;;365;IF([.C9]=&quot;Work Days&quot;;260;IF([.C9]=&quot;Weekly&quot;;52;IF([.C9]=&quot;Fortnightly&quot;;26;IF([.C9]=&quot;Monthly&quot;;12;IF([.C9]=&quot;Quarterly&quot;;4;IF([.C9]=&quot;Yearly&quot;;1)))))))" office:value-type="currency" office:currency="USD" office:value="0">
            <text:p>$0.00</text:p>
          </table:table-cell>
          <table:table-cell table:style-name="ce9" table:formula="of:=[.D9]/12" office:value-type="currency" office:currency="USD" office:value="0">
            <text:p>$0.00</text:p>
          </table:table-cell>
          <table:table-cell table:style-name="ce9" table:formula="of:=[.D9]/52" office:value-type="currency" office:currency="USD" office:value="0">
            <text:p>$0.00</text:p>
          </table:table-cell>
          <table:table-cell table:style-name="ce9" table:formula="of:=[.D9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10] * IF([.C10]=&quot;Daily&quot;;365;IF([.C10]=&quot;Work Days&quot;;260;IF([.C10]=&quot;Weekly&quot;;52;IF([.C10]=&quot;Fortnightly&quot;;26;IF([.C10]=&quot;Monthly&quot;;12;IF([.C10]=&quot;Quarterly&quot;;4;IF([.C10]=&quot;Yearly&quot;;1)))))))" office:value-type="currency" office:currency="USD" office:value="0">
            <text:p>$0.00</text:p>
          </table:table-cell>
          <table:table-cell table:style-name="ce9" table:formula="of:=[.D10]/12" office:value-type="currency" office:currency="USD" office:value="0">
            <text:p>$0.00</text:p>
          </table:table-cell>
          <table:table-cell table:style-name="ce9" table:formula="of:=[.D10]/52" office:value-type="currency" office:currency="USD" office:value="0">
            <text:p>$0.00</text:p>
          </table:table-cell>
          <table:table-cell table:style-name="ce9" table:formula="of:=[.D10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11] * IF([.C11]=&quot;Daily&quot;;365;IF([.C11]=&quot;Work Days&quot;;260;IF([.C11]=&quot;Weekly&quot;;52;IF([.C11]=&quot;Fortnightly&quot;;26;IF([.C11]=&quot;Monthly&quot;;12;IF([.C11]=&quot;Quarterly&quot;;4;IF([.C11]=&quot;Yearly&quot;;1)))))))" office:value-type="currency" office:currency="USD" office:value="0">
            <text:p>$0.00</text:p>
          </table:table-cell>
          <table:table-cell table:style-name="ce9" table:formula="of:=[.D11]/12" office:value-type="currency" office:currency="USD" office:value="0">
            <text:p>$0.00</text:p>
          </table:table-cell>
          <table:table-cell table:style-name="ce9" table:formula="of:=[.D11]/52" office:value-type="currency" office:currency="USD" office:value="0">
            <text:p>$0.00</text:p>
          </table:table-cell>
          <table:table-cell table:style-name="ce9" table:formula="of:=[.D11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12] * IF([.C12]=&quot;Daily&quot;;365;IF([.C12]=&quot;Work Days&quot;;260;IF([.C12]=&quot;Weekly&quot;;52;IF([.C12]=&quot;Fortnightly&quot;;26;IF([.C12]=&quot;Monthly&quot;;12;IF([.C12]=&quot;Quarterly&quot;;4;IF([.C12]=&quot;Yearly&quot;;1)))))))" office:value-type="currency" office:currency="USD" office:value="0">
            <text:p>$0.00</text:p>
          </table:table-cell>
          <table:table-cell table:style-name="ce9" table:formula="of:=[.D12]/12" office:value-type="currency" office:currency="USD" office:value="0">
            <text:p>$0.00</text:p>
          </table:table-cell>
          <table:table-cell table:style-name="ce9" table:formula="of:=[.D12]/52" office:value-type="currency" office:currency="USD" office:value="0">
            <text:p>$0.00</text:p>
          </table:table-cell>
          <table:table-cell table:style-name="ce9" table:formula="of:=[.D12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13] * IF([.C13]=&quot;Daily&quot;;365;IF([.C13]=&quot;Work Days&quot;;260;IF([.C13]=&quot;Weekly&quot;;52;IF([.C13]=&quot;Fortnightly&quot;;26;IF([.C13]=&quot;Monthly&quot;;12;IF([.C13]=&quot;Quarterly&quot;;4;IF([.C13]=&quot;Yearly&quot;;1)))))))" office:value-type="currency" office:currency="USD" office:value="0">
            <text:p>$0.00</text:p>
          </table:table-cell>
          <table:table-cell table:style-name="ce9" table:formula="of:=[.D13]/12" office:value-type="currency" office:currency="USD" office:value="0">
            <text:p>$0.00</text:p>
          </table:table-cell>
          <table:table-cell table:style-name="ce9" table:formula="of:=[.D13]/52" office:value-type="currency" office:currency="USD" office:value="0">
            <text:p>$0.00</text:p>
          </table:table-cell>
          <table:table-cell table:style-name="ce9" table:formula="of:=[.D13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14] * IF([.C14]=&quot;Daily&quot;;365;IF([.C14]=&quot;Work Days&quot;;260;IF([.C14]=&quot;Weekly&quot;;52;IF([.C14]=&quot;Fortnightly&quot;;26;IF([.C14]=&quot;Monthly&quot;;12;IF([.C14]=&quot;Quarterly&quot;;4;IF([.C14]=&quot;Yearly&quot;;1)))))))" office:value-type="currency" office:currency="USD" office:value="0">
            <text:p>$0.00</text:p>
          </table:table-cell>
          <table:table-cell table:style-name="ce9" table:formula="of:=[.D14]/12" office:value-type="currency" office:currency="USD" office:value="0">
            <text:p>$0.00</text:p>
          </table:table-cell>
          <table:table-cell table:style-name="ce9" table:formula="of:=[.D14]/52" office:value-type="currency" office:currency="USD" office:value="0">
            <text:p>$0.00</text:p>
          </table:table-cell>
          <table:table-cell table:style-name="ce9" table:formula="of:=[.D14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15] * IF([.C15]=&quot;Daily&quot;;365;IF([.C15]=&quot;Work Days&quot;;260;IF([.C15]=&quot;Weekly&quot;;52;IF([.C15]=&quot;Fortnightly&quot;;26;IF([.C15]=&quot;Monthly&quot;;12;IF([.C15]=&quot;Quarterly&quot;;4;IF([.C15]=&quot;Yearly&quot;;1)))))))" office:value-type="currency" office:currency="USD" office:value="0">
            <text:p>$0.00</text:p>
          </table:table-cell>
          <table:table-cell table:style-name="ce9" table:formula="of:=[.D15]/12" office:value-type="currency" office:currency="USD" office:value="0">
            <text:p>$0.00</text:p>
          </table:table-cell>
          <table:table-cell table:style-name="ce9" table:formula="of:=[.D15]/52" office:value-type="currency" office:currency="USD" office:value="0">
            <text:p>$0.00</text:p>
          </table:table-cell>
          <table:table-cell table:style-name="ce9" table:formula="of:=[.D15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16] * IF([.C16]=&quot;Daily&quot;;365;IF([.C16]=&quot;Work Days&quot;;260;IF([.C16]=&quot;Weekly&quot;;52;IF([.C16]=&quot;Fortnightly&quot;;26;IF([.C16]=&quot;Monthly&quot;;12;IF([.C16]=&quot;Quarterly&quot;;4;IF([.C16]=&quot;Yearly&quot;;1)))))))" office:value-type="currency" office:currency="USD" office:value="0">
            <text:p>$0.00</text:p>
          </table:table-cell>
          <table:table-cell table:style-name="ce9" table:formula="of:=[.D16]/12" office:value-type="currency" office:currency="USD" office:value="0">
            <text:p>$0.00</text:p>
          </table:table-cell>
          <table:table-cell table:style-name="ce9" table:formula="of:=[.D16]/52" office:value-type="currency" office:currency="USD" office:value="0">
            <text:p>$0.00</text:p>
          </table:table-cell>
          <table:table-cell table:style-name="ce9" table:formula="of:=[.D16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17] * IF([.C17]=&quot;Daily&quot;;365;IF([.C17]=&quot;Work Days&quot;;260;IF([.C17]=&quot;Weekly&quot;;52;IF([.C17]=&quot;Fortnightly&quot;;26;IF([.C17]=&quot;Monthly&quot;;12;IF([.C17]=&quot;Quarterly&quot;;4;IF([.C17]=&quot;Yearly&quot;;1)))))))" office:value-type="currency" office:currency="USD" office:value="0">
            <text:p>$0.00</text:p>
          </table:table-cell>
          <table:table-cell table:style-name="ce9" table:formula="of:=[.D17]/12" office:value-type="currency" office:currency="USD" office:value="0">
            <text:p>$0.00</text:p>
          </table:table-cell>
          <table:table-cell table:style-name="ce9" table:formula="of:=[.D17]/52" office:value-type="currency" office:currency="USD" office:value="0">
            <text:p>$0.00</text:p>
          </table:table-cell>
          <table:table-cell table:style-name="ce9" table:formula="of:=[.D17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18] * IF([.C18]=&quot;Daily&quot;;365;IF([.C18]=&quot;Work Days&quot;;260;IF([.C18]=&quot;Weekly&quot;;52;IF([.C18]=&quot;Fortnightly&quot;;26;IF([.C18]=&quot;Monthly&quot;;12;IF([.C18]=&quot;Quarterly&quot;;4;IF([.C18]=&quot;Yearly&quot;;1)))))))" office:value-type="currency" office:currency="USD" office:value="0">
            <text:p>$0.00</text:p>
          </table:table-cell>
          <table:table-cell table:style-name="ce9" table:formula="of:=[.D18]/12" office:value-type="currency" office:currency="USD" office:value="0">
            <text:p>$0.00</text:p>
          </table:table-cell>
          <table:table-cell table:style-name="ce9" table:formula="of:=[.D18]/52" office:value-type="currency" office:currency="USD" office:value="0">
            <text:p>$0.00</text:p>
          </table:table-cell>
          <table:table-cell table:style-name="ce9" table:formula="of:=[.D18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19] * IF([.C19]=&quot;Daily&quot;;365;IF([.C19]=&quot;Work Days&quot;;260;IF([.C19]=&quot;Weekly&quot;;52;IF([.C19]=&quot;Fortnightly&quot;;26;IF([.C19]=&quot;Monthly&quot;;12;IF([.C19]=&quot;Quarterly&quot;;4;IF([.C19]=&quot;Yearly&quot;;1)))))))" office:value-type="currency" office:currency="USD" office:value="0">
            <text:p>$0.00</text:p>
          </table:table-cell>
          <table:table-cell table:style-name="ce9" table:formula="of:=[.D19]/12" office:value-type="currency" office:currency="USD" office:value="0">
            <text:p>$0.00</text:p>
          </table:table-cell>
          <table:table-cell table:style-name="ce9" table:formula="of:=[.D19]/52" office:value-type="currency" office:currency="USD" office:value="0">
            <text:p>$0.00</text:p>
          </table:table-cell>
          <table:table-cell table:style-name="ce9" table:formula="of:=[.D19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20] * IF([.C20]=&quot;Daily&quot;;365;IF([.C20]=&quot;Work Days&quot;;260;IF([.C20]=&quot;Weekly&quot;;52;IF([.C20]=&quot;Fortnightly&quot;;26;IF([.C20]=&quot;Monthly&quot;;12;IF([.C20]=&quot;Quarterly&quot;;4;IF([.C20]=&quot;Yearly&quot;;1)))))))" office:value-type="currency" office:currency="USD" office:value="0">
            <text:p>$0.00</text:p>
          </table:table-cell>
          <table:table-cell table:style-name="ce9" table:formula="of:=[.D20]/12" office:value-type="currency" office:currency="USD" office:value="0">
            <text:p>$0.00</text:p>
          </table:table-cell>
          <table:table-cell table:style-name="ce9" table:formula="of:=[.D20]/52" office:value-type="currency" office:currency="USD" office:value="0">
            <text:p>$0.00</text:p>
          </table:table-cell>
          <table:table-cell table:style-name="ce9" table:formula="of:=[.D20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21] * IF([.C21]=&quot;Daily&quot;;365;IF([.C21]=&quot;Work Days&quot;;260;IF([.C21]=&quot;Weekly&quot;;52;IF([.C21]=&quot;Fortnightly&quot;;26;IF([.C21]=&quot;Monthly&quot;;12;IF([.C21]=&quot;Quarterly&quot;;4;IF([.C21]=&quot;Yearly&quot;;1)))))))" office:value-type="currency" office:currency="USD" office:value="0">
            <text:p>$0.00</text:p>
          </table:table-cell>
          <table:table-cell table:style-name="ce9" table:formula="of:=[.D21]/12" office:value-type="currency" office:currency="USD" office:value="0">
            <text:p>$0.00</text:p>
          </table:table-cell>
          <table:table-cell table:style-name="ce9" table:formula="of:=[.D21]/52" office:value-type="currency" office:currency="USD" office:value="0">
            <text:p>$0.00</text:p>
          </table:table-cell>
          <table:table-cell table:style-name="ce9" table:formula="of:=[.D21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22] * IF([.C22]=&quot;Daily&quot;;365;IF([.C22]=&quot;Work Days&quot;;260;IF([.C22]=&quot;Weekly&quot;;52;IF([.C22]=&quot;Fortnightly&quot;;26;IF([.C22]=&quot;Monthly&quot;;12;IF([.C22]=&quot;Quarterly&quot;;4;IF([.C22]=&quot;Yearly&quot;;1)))))))" office:value-type="currency" office:currency="USD" office:value="0">
            <text:p>$0.00</text:p>
          </table:table-cell>
          <table:table-cell table:style-name="ce9" table:formula="of:=[.D22]/12" office:value-type="currency" office:currency="USD" office:value="0">
            <text:p>$0.00</text:p>
          </table:table-cell>
          <table:table-cell table:style-name="ce9" table:formula="of:=[.D22]/52" office:value-type="currency" office:currency="USD" office:value="0">
            <text:p>$0.00</text:p>
          </table:table-cell>
          <table:table-cell table:style-name="ce9" table:formula="of:=[.D22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23] * IF([.C23]=&quot;Daily&quot;;365;IF([.C23]=&quot;Work Days&quot;;260;IF([.C23]=&quot;Weekly&quot;;52;IF([.C23]=&quot;Fortnightly&quot;;26;IF([.C23]=&quot;Monthly&quot;;12;IF([.C23]=&quot;Quarterly&quot;;4;IF([.C23]=&quot;Yearly&quot;;1)))))))" office:value-type="currency" office:currency="USD" office:value="0">
            <text:p>$0.00</text:p>
          </table:table-cell>
          <table:table-cell table:style-name="ce9" table:formula="of:=[.D23]/12" office:value-type="currency" office:currency="USD" office:value="0">
            <text:p>$0.00</text:p>
          </table:table-cell>
          <table:table-cell table:style-name="ce9" table:formula="of:=[.D23]/52" office:value-type="currency" office:currency="USD" office:value="0">
            <text:p>$0.00</text:p>
          </table:table-cell>
          <table:table-cell table:style-name="ce9" table:formula="of:=[.D23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24] * IF([.C24]=&quot;Daily&quot;;365;IF([.C24]=&quot;Work Days&quot;;260;IF([.C24]=&quot;Weekly&quot;;52;IF([.C24]=&quot;Fortnightly&quot;;26;IF([.C24]=&quot;Monthly&quot;;12;IF([.C24]=&quot;Quarterly&quot;;4;IF([.C24]=&quot;Yearly&quot;;1)))))))" office:value-type="currency" office:currency="USD" office:value="0">
            <text:p>$0.00</text:p>
          </table:table-cell>
          <table:table-cell table:style-name="ce9" table:formula="of:=[.D24]/12" office:value-type="currency" office:currency="USD" office:value="0">
            <text:p>$0.00</text:p>
          </table:table-cell>
          <table:table-cell table:style-name="ce9" table:formula="of:=[.D24]/52" office:value-type="currency" office:currency="USD" office:value="0">
            <text:p>$0.00</text:p>
          </table:table-cell>
          <table:table-cell table:style-name="ce9" table:formula="of:=[.D24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25] * IF([.C25]=&quot;Daily&quot;;365;IF([.C25]=&quot;Work Days&quot;;260;IF([.C25]=&quot;Weekly&quot;;52;IF([.C25]=&quot;Fortnightly&quot;;26;IF([.C25]=&quot;Monthly&quot;;12;IF([.C25]=&quot;Quarterly&quot;;4;IF([.C25]=&quot;Yearly&quot;;1)))))))" office:value-type="currency" office:currency="USD" office:value="0">
            <text:p>$0.00</text:p>
          </table:table-cell>
          <table:table-cell table:style-name="ce9" table:formula="of:=[.D25]/12" office:value-type="currency" office:currency="USD" office:value="0">
            <text:p>$0.00</text:p>
          </table:table-cell>
          <table:table-cell table:style-name="ce9" table:formula="of:=[.D25]/52" office:value-type="currency" office:currency="USD" office:value="0">
            <text:p>$0.00</text:p>
          </table:table-cell>
          <table:table-cell table:style-name="ce9" table:formula="of:=[.D25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26] * IF([.C26]=&quot;Daily&quot;;365;IF([.C26]=&quot;Work Days&quot;;260;IF([.C26]=&quot;Weekly&quot;;52;IF([.C26]=&quot;Fortnightly&quot;;26;IF([.C26]=&quot;Monthly&quot;;12;IF([.C26]=&quot;Quarterly&quot;;4;IF([.C26]=&quot;Yearly&quot;;1)))))))" office:value-type="currency" office:currency="USD" office:value="0">
            <text:p>$0.00</text:p>
          </table:table-cell>
          <table:table-cell table:style-name="ce9" table:formula="of:=[.D26]/12" office:value-type="currency" office:currency="USD" office:value="0">
            <text:p>$0.00</text:p>
          </table:table-cell>
          <table:table-cell table:style-name="ce9" table:formula="of:=[.D26]/52" office:value-type="currency" office:currency="USD" office:value="0">
            <text:p>$0.00</text:p>
          </table:table-cell>
          <table:table-cell table:style-name="ce9" table:formula="of:=[.D26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27] * IF([.C27]=&quot;Daily&quot;;365;IF([.C27]=&quot;Work Days&quot;;260;IF([.C27]=&quot;Weekly&quot;;52;IF([.C27]=&quot;Fortnightly&quot;;26;IF([.C27]=&quot;Monthly&quot;;12;IF([.C27]=&quot;Quarterly&quot;;4;IF([.C27]=&quot;Yearly&quot;;1)))))))" office:value-type="currency" office:currency="USD" office:value="0">
            <text:p>$0.00</text:p>
          </table:table-cell>
          <table:table-cell table:style-name="ce9" table:formula="of:=[.D27]/12" office:value-type="currency" office:currency="USD" office:value="0">
            <text:p>$0.00</text:p>
          </table:table-cell>
          <table:table-cell table:style-name="ce9" table:formula="of:=[.D27]/52" office:value-type="currency" office:currency="USD" office:value="0">
            <text:p>$0.00</text:p>
          </table:table-cell>
          <table:table-cell table:style-name="ce9" table:formula="of:=[.D27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28] * IF([.C28]=&quot;Daily&quot;;365;IF([.C28]=&quot;Work Days&quot;;260;IF([.C28]=&quot;Weekly&quot;;52;IF([.C28]=&quot;Fortnightly&quot;;26;IF([.C28]=&quot;Monthly&quot;;12;IF([.C28]=&quot;Quarterly&quot;;4;IF([.C28]=&quot;Yearly&quot;;1)))))))" office:value-type="currency" office:currency="USD" office:value="0">
            <text:p>$0.00</text:p>
          </table:table-cell>
          <table:table-cell table:style-name="ce9" table:formula="of:=[.D28]/12" office:value-type="currency" office:currency="USD" office:value="0">
            <text:p>$0.00</text:p>
          </table:table-cell>
          <table:table-cell table:style-name="ce9" table:formula="of:=[.D28]/52" office:value-type="currency" office:currency="USD" office:value="0">
            <text:p>$0.00</text:p>
          </table:table-cell>
          <table:table-cell table:style-name="ce9" table:formula="of:=[.D28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29] * IF([.C29]=&quot;Daily&quot;;365;IF([.C29]=&quot;Work Days&quot;;260;IF([.C29]=&quot;Weekly&quot;;52;IF([.C29]=&quot;Fortnightly&quot;;26;IF([.C29]=&quot;Monthly&quot;;12;IF([.C29]=&quot;Quarterly&quot;;4;IF([.C29]=&quot;Yearly&quot;;1)))))))" office:value-type="currency" office:currency="USD" office:value="0">
            <text:p>$0.00</text:p>
          </table:table-cell>
          <table:table-cell table:style-name="ce9" table:formula="of:=[.D29]/12" office:value-type="currency" office:currency="USD" office:value="0">
            <text:p>$0.00</text:p>
          </table:table-cell>
          <table:table-cell table:style-name="ce9" table:formula="of:=[.D29]/52" office:value-type="currency" office:currency="USD" office:value="0">
            <text:p>$0.00</text:p>
          </table:table-cell>
          <table:table-cell table:style-name="ce9" table:formula="of:=[.D29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30] * IF([.C30]=&quot;Daily&quot;;365;IF([.C30]=&quot;Work Days&quot;;260;IF([.C30]=&quot;Weekly&quot;;52;IF([.C30]=&quot;Fortnightly&quot;;26;IF([.C30]=&quot;Monthly&quot;;12;IF([.C30]=&quot;Quarterly&quot;;4;IF([.C30]=&quot;Yearly&quot;;1)))))))" office:value-type="currency" office:currency="USD" office:value="0">
            <text:p>$0.00</text:p>
          </table:table-cell>
          <table:table-cell table:style-name="ce9" table:formula="of:=[.D30]/12" office:value-type="currency" office:currency="USD" office:value="0">
            <text:p>$0.00</text:p>
          </table:table-cell>
          <table:table-cell table:style-name="ce9" table:formula="of:=[.D30]/52" office:value-type="currency" office:currency="USD" office:value="0">
            <text:p>$0.00</text:p>
          </table:table-cell>
          <table:table-cell table:style-name="ce9" table:formula="of:=[.D30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31] * IF([.C31]=&quot;Daily&quot;;365;IF([.C31]=&quot;Work Days&quot;;260;IF([.C31]=&quot;Weekly&quot;;52;IF([.C31]=&quot;Fortnightly&quot;;26;IF([.C31]=&quot;Monthly&quot;;12;IF([.C31]=&quot;Quarterly&quot;;4;IF([.C31]=&quot;Yearly&quot;;1)))))))" office:value-type="currency" office:currency="USD" office:value="0">
            <text:p>$0.00</text:p>
          </table:table-cell>
          <table:table-cell table:style-name="ce9" table:formula="of:=[.D31]/12" office:value-type="currency" office:currency="USD" office:value="0">
            <text:p>$0.00</text:p>
          </table:table-cell>
          <table:table-cell table:style-name="ce9" table:formula="of:=[.D31]/52" office:value-type="currency" office:currency="USD" office:value="0">
            <text:p>$0.00</text:p>
          </table:table-cell>
          <table:table-cell table:style-name="ce9" table:formula="of:=[.D31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32] * IF([.C32]=&quot;Daily&quot;;365;IF([.C32]=&quot;Work Days&quot;;260;IF([.C32]=&quot;Weekly&quot;;52;IF([.C32]=&quot;Fortnightly&quot;;26;IF([.C32]=&quot;Monthly&quot;;12;IF([.C32]=&quot;Quarterly&quot;;4;IF([.C32]=&quot;Yearly&quot;;1)))))))" office:value-type="currency" office:currency="USD" office:value="0">
            <text:p>$0.00</text:p>
          </table:table-cell>
          <table:table-cell table:style-name="ce9" table:formula="of:=[.D32]/12" office:value-type="currency" office:currency="USD" office:value="0">
            <text:p>$0.00</text:p>
          </table:table-cell>
          <table:table-cell table:style-name="ce9" table:formula="of:=[.D32]/52" office:value-type="currency" office:currency="USD" office:value="0">
            <text:p>$0.00</text:p>
          </table:table-cell>
          <table:table-cell table:style-name="ce9" table:formula="of:=[.D32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33] * IF([.C33]=&quot;Daily&quot;;365;IF([.C33]=&quot;Work Days&quot;;260;IF([.C33]=&quot;Weekly&quot;;52;IF([.C33]=&quot;Fortnightly&quot;;26;IF([.C33]=&quot;Monthly&quot;;12;IF([.C33]=&quot;Quarterly&quot;;4;IF([.C33]=&quot;Yearly&quot;;1)))))))" office:value-type="currency" office:currency="USD" office:value="0">
            <text:p>$0.00</text:p>
          </table:table-cell>
          <table:table-cell table:style-name="ce9" table:formula="of:=[.D33]/12" office:value-type="currency" office:currency="USD" office:value="0">
            <text:p>$0.00</text:p>
          </table:table-cell>
          <table:table-cell table:style-name="ce9" table:formula="of:=[.D33]/52" office:value-type="currency" office:currency="USD" office:value="0">
            <text:p>$0.00</text:p>
          </table:table-cell>
          <table:table-cell table:style-name="ce9" table:formula="of:=[.D33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34] * IF([.C34]=&quot;Daily&quot;;365;IF([.C34]=&quot;Work Days&quot;;260;IF([.C34]=&quot;Weekly&quot;;52;IF([.C34]=&quot;Fortnightly&quot;;26;IF([.C34]=&quot;Monthly&quot;;12;IF([.C34]=&quot;Quarterly&quot;;4;IF([.C34]=&quot;Yearly&quot;;1)))))))" office:value-type="currency" office:currency="USD" office:value="0">
            <text:p>$0.00</text:p>
          </table:table-cell>
          <table:table-cell table:style-name="ce9" table:formula="of:=[.D34]/12" office:value-type="currency" office:currency="USD" office:value="0">
            <text:p>$0.00</text:p>
          </table:table-cell>
          <table:table-cell table:style-name="ce9" table:formula="of:=[.D34]/52" office:value-type="currency" office:currency="USD" office:value="0">
            <text:p>$0.00</text:p>
          </table:table-cell>
          <table:table-cell table:style-name="ce9" table:formula="of:=[.D34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otals</text:p>
          </table:table-cell>
          <table:table-cell table:style-name="ce10"/>
          <table:table-cell table:style-name="ce15" table:content-validation-name="val1"/>
          <table:table-cell table:style-name="ce10" table:formula="of:=SUM([.D3:.D34])" office:value-type="currency" office:currency="USD" office:value="0">
            <text:p>$0.00</text:p>
          </table:table-cell>
          <table:table-cell table:style-name="ce10" table:formula="of:=SUM([.E3:.E34])" office:value-type="currency" office:currency="USD" office:value="0">
            <text:p>$0.00</text:p>
          </table:table-cell>
          <table:table-cell table:style-name="ce10" table:formula="of:=SUM([.F3:.F34])" office:value-type="currency" office:currency="USD" office:value="0">
            <text:p>$0.00</text:p>
          </table:table-cell>
          <table:table-cell table:style-name="ce10" table:formula="of:=SUM([.G3:.G34])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/>
          <table:table-cell table:style-name="ce9" table:number-columns-repeated="4"/>
          <table:table-cell table:number-columns-repeated="1017"/>
        </table:table-row>
        <table:table-row table:style-name="ro1">
          <table:table-cell table:style-name="ce4" office:value-type="string" table:number-columns-spanned="7" table:number-rows-spanned="1">
            <text:p>Incomes</text:p>
          </table:table-cell>
          <table:covered-table-cell table:style-name="ce11"/>
          <table:covered-table-cell table:style-name="ce16"/>
          <table:covered-table-cell table:number-columns-repeated="4" table:style-name="ce11"/>
          <table:table-cell table:style-name="ce20" table:number-columns-repeated="1017"/>
        </table:table-row>
        <table:table-row table:style-name="ro1">
          <table:table-cell table:style-name="ce5" office:value-type="string">
            <text:p>Description</text:p>
          </table:table-cell>
          <table:table-cell table:style-name="ce12" office:value-type="string">
            <text:p>Amount</text:p>
          </table:table-cell>
          <table:table-cell table:style-name="ce5" office:value-type="string">
            <text:p>Frequency</text:p>
          </table:table-cell>
          <table:table-cell table:style-name="ce12" office:value-type="string">
            <text:p>Yearly</text:p>
          </table:table-cell>
          <table:table-cell table:style-name="ce12" office:value-type="string">
            <text:p>Monthly</text:p>
          </table:table-cell>
          <table:table-cell table:style-name="ce12" office:value-type="string">
            <text:p>Weekly</text:p>
          </table:table-cell>
          <table:table-cell table:style-name="ce12" office:value-type="string">
            <text:p>Daily</text:p>
          </table:table-cell>
          <table:table-cell table:style-name="ce20"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39] * IF([.C39]=&quot;Daily&quot;;365;IF([.C39]=&quot;Work Days&quot;;260;IF([.C39]=&quot;Weekly&quot;;52;IF([.C39]=&quot;Fortnightly&quot;;26;IF([.C39]=&quot;Monthly&quot;;12;IF([.C39]=&quot;Quarterly&quot;;4;IF([.C39]=&quot;Yearly&quot;;1)))))))" office:value-type="currency" office:currency="USD" office:value="0">
            <text:p>$0.00</text:p>
          </table:table-cell>
          <table:table-cell table:style-name="ce9" table:formula="of:=[.D39]/12" office:value-type="currency" office:currency="USD" office:value="0">
            <text:p>$0.00</text:p>
          </table:table-cell>
          <table:table-cell table:style-name="ce9" table:formula="of:=[.D39]/52" office:value-type="currency" office:currency="USD" office:value="0">
            <text:p>$0.00</text:p>
          </table:table-cell>
          <table:table-cell table:style-name="ce9" table:formula="of:=[.D39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40] * IF([.C40]=&quot;Daily&quot;;365;IF([.C40]=&quot;Work Days&quot;;260;IF([.C40]=&quot;Weekly&quot;;52;IF([.C40]=&quot;Fortnightly&quot;;26;IF([.C40]=&quot;Monthly&quot;;12;IF([.C40]=&quot;Quarterly&quot;;4;IF([.C40]=&quot;Yearly&quot;;1)))))))" office:value-type="currency" office:currency="USD" office:value="0">
            <text:p>$0.00</text:p>
          </table:table-cell>
          <table:table-cell table:style-name="ce9" table:formula="of:=[.D40]/12" office:value-type="currency" office:currency="USD" office:value="0">
            <text:p>$0.00</text:p>
          </table:table-cell>
          <table:table-cell table:style-name="ce9" table:formula="of:=[.D40]/52" office:value-type="currency" office:currency="USD" office:value="0">
            <text:p>$0.00</text:p>
          </table:table-cell>
          <table:table-cell table:style-name="ce9" table:formula="of:=[.D40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41] * IF([.C41]=&quot;Daily&quot;;365;IF([.C41]=&quot;Work Days&quot;;260;IF([.C41]=&quot;Weekly&quot;;52;IF([.C41]=&quot;Fortnightly&quot;;26;IF([.C41]=&quot;Monthly&quot;;12;IF([.C41]=&quot;Quarterly&quot;;4;IF([.C41]=&quot;Yearly&quot;;1)))))))" office:value-type="currency" office:currency="USD" office:value="0">
            <text:p>$0.00</text:p>
          </table:table-cell>
          <table:table-cell table:style-name="ce9" table:formula="of:=[.D41]/12" office:value-type="currency" office:currency="USD" office:value="0">
            <text:p>$0.00</text:p>
          </table:table-cell>
          <table:table-cell table:style-name="ce9" table:formula="of:=[.D41]/52" office:value-type="currency" office:currency="USD" office:value="0">
            <text:p>$0.00</text:p>
          </table:table-cell>
          <table:table-cell table:style-name="ce9" table:formula="of:=[.D41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42] * IF([.C42]=&quot;Daily&quot;;365;IF([.C42]=&quot;Work Days&quot;;260;IF([.C42]=&quot;Weekly&quot;;52;IF([.C42]=&quot;Fortnightly&quot;;26;IF([.C42]=&quot;Monthly&quot;;12;IF([.C42]=&quot;Quarterly&quot;;4;IF([.C42]=&quot;Yearly&quot;;1)))))))" office:value-type="currency" office:currency="USD" office:value="0">
            <text:p>$0.00</text:p>
          </table:table-cell>
          <table:table-cell table:style-name="ce9" table:formula="of:=[.D42]/12" office:value-type="currency" office:currency="USD" office:value="0">
            <text:p>$0.00</text:p>
          </table:table-cell>
          <table:table-cell table:style-name="ce9" table:formula="of:=[.D42]/52" office:value-type="currency" office:currency="USD" office:value="0">
            <text:p>$0.00</text:p>
          </table:table-cell>
          <table:table-cell table:style-name="ce9" table:formula="of:=[.D42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43] * IF([.C43]=&quot;Daily&quot;;365;IF([.C43]=&quot;Work Days&quot;;260;IF([.C43]=&quot;Weekly&quot;;52;IF([.C43]=&quot;Fortnightly&quot;;26;IF([.C43]=&quot;Monthly&quot;;12;IF([.C43]=&quot;Quarterly&quot;;4;IF([.C43]=&quot;Yearly&quot;;1)))))))" office:value-type="currency" office:currency="USD" office:value="0">
            <text:p>$0.00</text:p>
          </table:table-cell>
          <table:table-cell table:style-name="ce9" table:formula="of:=[.D43]/12" office:value-type="currency" office:currency="USD" office:value="0">
            <text:p>$0.00</text:p>
          </table:table-cell>
          <table:table-cell table:style-name="ce9" table:formula="of:=[.D43]/52" office:value-type="currency" office:currency="USD" office:value="0">
            <text:p>$0.00</text:p>
          </table:table-cell>
          <table:table-cell table:style-name="ce9" table:formula="of:=[.D43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44] * IF([.C44]=&quot;Daily&quot;;365;IF([.C44]=&quot;Work Days&quot;;260;IF([.C44]=&quot;Weekly&quot;;52;IF([.C44]=&quot;Fortnightly&quot;;26;IF([.C44]=&quot;Monthly&quot;;12;IF([.C44]=&quot;Quarterly&quot;;4;IF([.C44]=&quot;Yearly&quot;;1)))))))" office:value-type="currency" office:currency="USD" office:value="0">
            <text:p>$0.00</text:p>
          </table:table-cell>
          <table:table-cell table:style-name="ce9" table:formula="of:=[.D44]/12" office:value-type="currency" office:currency="USD" office:value="0">
            <text:p>$0.00</text:p>
          </table:table-cell>
          <table:table-cell table:style-name="ce9" table:formula="of:=[.D44]/52" office:value-type="currency" office:currency="USD" office:value="0">
            <text:p>$0.00</text:p>
          </table:table-cell>
          <table:table-cell table:style-name="ce9" table:formula="of:=[.D44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45] * IF([.C45]=&quot;Daily&quot;;365;IF([.C45]=&quot;Work Days&quot;;260;IF([.C45]=&quot;Weekly&quot;;52;IF([.C45]=&quot;Fortnightly&quot;;26;IF([.C45]=&quot;Monthly&quot;;12;IF([.C45]=&quot;Quarterly&quot;;4;IF([.C45]=&quot;Yearly&quot;;1)))))))" office:value-type="currency" office:currency="USD" office:value="0">
            <text:p>$0.00</text:p>
          </table:table-cell>
          <table:table-cell table:style-name="ce9" table:formula="of:=[.D45]/12" office:value-type="currency" office:currency="USD" office:value="0">
            <text:p>$0.00</text:p>
          </table:table-cell>
          <table:table-cell table:style-name="ce9" table:formula="of:=[.D45]/52" office:value-type="currency" office:currency="USD" office:value="0">
            <text:p>$0.00</text:p>
          </table:table-cell>
          <table:table-cell table:style-name="ce9" table:formula="of:=[.D45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46] * IF([.C46]=&quot;Daily&quot;;365;IF([.C46]=&quot;Work Days&quot;;260;IF([.C46]=&quot;Weekly&quot;;52;IF([.C46]=&quot;Fortnightly&quot;;26;IF([.C46]=&quot;Monthly&quot;;12;IF([.C46]=&quot;Quarterly&quot;;4;IF([.C46]=&quot;Yearly&quot;;1)))))))" office:value-type="currency" office:currency="USD" office:value="0">
            <text:p>$0.00</text:p>
          </table:table-cell>
          <table:table-cell table:style-name="ce9" table:formula="of:=[.D46]/12" office:value-type="currency" office:currency="USD" office:value="0">
            <text:p>$0.00</text:p>
          </table:table-cell>
          <table:table-cell table:style-name="ce9" table:formula="of:=[.D46]/52" office:value-type="currency" office:currency="USD" office:value="0">
            <text:p>$0.00</text:p>
          </table:table-cell>
          <table:table-cell table:style-name="ce9" table:formula="of:=[.D46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content-validation-name="val1"/>
          <table:table-cell table:style-name="ce9" table:formula="of:=[.B47] * IF([.C47]=&quot;Daily&quot;;365;IF([.C47]=&quot;Work Days&quot;;260;IF([.C47]=&quot;Weekly&quot;;52;IF([.C47]=&quot;Fortnightly&quot;;26;IF([.C47]=&quot;Monthly&quot;;12;IF([.C47]=&quot;Quarterly&quot;;4;IF([.C47]=&quot;Yearly&quot;;1)))))))" office:value-type="currency" office:currency="USD" office:value="0">
            <text:p>$0.00</text:p>
          </table:table-cell>
          <table:table-cell table:style-name="ce9" table:formula="of:=[.D47]/12" office:value-type="currency" office:currency="USD" office:value="0">
            <text:p>$0.00</text:p>
          </table:table-cell>
          <table:table-cell table:style-name="ce9" table:formula="of:=[.D47]/52" office:value-type="currency" office:currency="USD" office:value="0">
            <text:p>$0.00</text:p>
          </table:table-cell>
          <table:table-cell table:style-name="ce9" table:formula="of:=[.D47]/365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otals</text:p>
          </table:table-cell>
          <table:table-cell table:style-name="ce13"/>
          <table:table-cell table:style-name="ce17"/>
          <table:table-cell table:style-name="ce13" table:formula="of:=SUM([.D39:.D47])" office:value-type="currency" office:currency="USD" office:value="0">
            <text:p>$0.00</text:p>
          </table:table-cell>
          <table:table-cell table:style-name="ce13" table:formula="of:=SUM([.E39:.E47])" office:value-type="currency" office:currency="USD" office:value="0">
            <text:p>$0.00</text:p>
          </table:table-cell>
          <table:table-cell table:style-name="ce13" table:formula="of:=SUM([.F39:.F47])" office:value-type="currency" office:currency="USD" office:value="0">
            <text:p>$0.00</text:p>
          </table:table-cell>
          <table:table-cell table:style-name="ce13" table:formula="of:=SUM([.G39:.G47])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/>
          <table:table-cell table:style-name="ce9" table:number-columns-repeated="4"/>
          <table:table-cell table:number-columns-repeated="1017"/>
        </table:table-row>
        <table:table-row table:style-name="ro1">
          <table:table-cell table:style-name="ce7" office:value-type="string">
            <text:p>Bottom Line/Discretionary Spending</text:p>
          </table:table-cell>
          <table:table-cell table:style-name="ce14"/>
          <table:table-cell table:style-name="ce18"/>
          <table:table-cell table:style-name="ce14" table:formula="of:=[.D48]-[.D35]" office:value-type="currency" office:currency="USD" office:value="0">
            <text:p>$0.00</text:p>
          </table:table-cell>
          <table:table-cell table:style-name="ce14" table:formula="of:=[.E48]-[.E35]" office:value-type="currency" office:currency="USD" office:value="0">
            <text:p>$0.00</text:p>
          </table:table-cell>
          <table:table-cell table:style-name="ce14" table:formula="of:=[.F48]-[.F35]" office:value-type="currency" office:currency="USD" office:value="0">
            <text:p>$0.00</text:p>
          </table:table-cell>
          <table:table-cell table:style-name="ce14" table:formula="of:=[.G48]-[.G35]" office:value-type="currency" office:currency="USD" office:value="0">
            <text:p>$0.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pyright © 2014, Samuel Goldstein <text:a xlink:href="http://www.fogbound.net/">http://www.fogbound.net</text:a></text:p>
          </table:table-cell>
          <table:table-cell table:number-columns-repeated="1023"/>
        </table:table-row>
        <table:table-row table:style-name="ro1" table:number-rows-repeated="448">
          <table:table-cell table:number-columns-repeated="1024"/>
        </table:table-row>
        <table:table-row table:style-name="ro1">
          <table:table-cell office:value-type="string">
            <text:p>Yearly</text:p>
          </table:table-cell>
          <table:table-cell table:number-columns-repeated="1023"/>
        </table:table-row>
        <table:table-row table:style-name="ro1">
          <table:table-cell office:value-type="string">
            <text:p>Quarterly</text:p>
          </table:table-cell>
          <table:table-cell table:number-columns-repeated="1023"/>
        </table:table-row>
        <table:table-row table:style-name="ro1">
          <table:table-cell office:value-type="string">
            <text:p>Monthly</text:p>
          </table:table-cell>
          <table:table-cell table:number-columns-repeated="1023"/>
        </table:table-row>
        <table:table-row table:style-name="ro1">
          <table:table-cell office:value-type="string">
            <text:p>Fortnightly</text:p>
          </table:table-cell>
          <table:table-cell table:number-columns-repeated="1023"/>
        </table:table-row>
        <table:table-row table:style-name="ro1">
          <table:table-cell office:value-type="string">
            <text:p>Weekly</text:p>
          </table:table-cell>
          <table:table-cell table:number-columns-repeated="1023"/>
        </table:table-row>
        <table:table-row table:style-name="ro1">
          <table:table-cell office:value-type="string">
            <text:p>Daily</text:p>
          </table:table-cell>
          <table:table-cell table:number-columns-repeated="1023"/>
        </table:table-row>
      </table:table>
      <table:table table:name="License" table:style-name="ta1" table:print="false">
        <table:table-column table:style-name="co2" table:default-cell-style-name="Default"/>
        <table:table-row table:style-name="ro3">
          <table:table-cell table:style-name="ce21" office:value-type="string">
            <text:p>The MIT License (MIT)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Copyright (c) 2014, Samuel Goldstein &lt;<text:a xlink:href="mailto:samuelg@fogbound.net">samuelg@fogbound.net</text:a>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Permission is hereby granted, free of charge, to any person obtaining a copy</text:p>
          </table:table-cell>
        </table:table-row>
        <table:table-row table:style-name="ro1">
          <table:table-cell office:value-type="string">
            <text:p>of this software and associated documentation files (the "Software"), to deal</text:p>
          </table:table-cell>
        </table:table-row>
        <table:table-row table:style-name="ro1">
          <table:table-cell office:value-type="string">
            <text:p>in the Software without restriction, including without limitation the rights</text:p>
          </table:table-cell>
        </table:table-row>
        <table:table-row table:style-name="ro1">
          <table:table-cell office:value-type="string">
            <text:p>to use, copy, modify, merge, publish, distribute, sublicense, and/or sell</text:p>
          </table:table-cell>
        </table:table-row>
        <table:table-row table:style-name="ro1">
          <table:table-cell office:value-type="string">
            <text:p>copies of the Software, and to permit persons to whom the Software is</text:p>
          </table:table-cell>
        </table:table-row>
        <table:table-row table:style-name="ro1">
          <table:table-cell office:value-type="string">
            <text:p>furnished to do so, subject to the following conditions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The above copyright notice and this permission notice shall be included in</text:p>
          </table:table-cell>
        </table:table-row>
        <table:table-row table:style-name="ro1">
          <table:table-cell office:value-type="string">
            <text:p>all copies or substantial portions of the Software.</text:p>
          </table:table-cell>
        </table:table-row>
        <table:table-row table:style-name="ro1">
          <table:table-cell/>
        </table:table-row>
        <table:table-row table:style-name="ro3">
          <table:table-cell table:style-name="ce21" office:value-type="string">
            <text:p>THE SOFTWARE IS PROVIDED "AS IS", WITHOUT WARRANTY OF ANY KIND, EXPRESS OR</text:p>
          </table:table-cell>
        </table:table-row>
        <table:table-row table:style-name="ro3">
          <table:table-cell table:style-name="ce21" office:value-type="string">
            <text:p>IMPLIED, INCLUDING BUT NOT LIMITED TO THE WARRANTIES OF MERCHANTABILITY,</text:p>
          </table:table-cell>
        </table:table-row>
        <table:table-row table:style-name="ro3">
          <table:table-cell table:style-name="ce21" office:value-type="string">
            <text:p>FITNESS FOR A PARTICULAR PURPOSE AND NONINFRINGEMENT. IN NO EVENT SHALL THE</text:p>
          </table:table-cell>
        </table:table-row>
        <table:table-row table:style-name="ro3">
          <table:table-cell table:style-name="ce21" office:value-type="string">
            <text:p>AUTHORS OR COPYRIGHT HOLDERS BE LIABLE FOR ANY CLAIM, DAMAGES OR OTHER</text:p>
          </table:table-cell>
        </table:table-row>
        <table:table-row table:style-name="ro3">
          <table:table-cell table:style-name="ce21" office:value-type="string">
            <text:p>LIABILITY, WHETHER IN AN ACTION OF CONTRACT, TORT OR OTHERWISE, ARISING FROM,</text:p>
          </table:table-cell>
        </table:table-row>
        <table:table-row table:style-name="ro3">
          <table:table-cell table:style-name="ce21" office:value-type="string">
            <text:p>OUT OF OR IN CONNECTION WITH THE SOFTWARE OR THE USE OR OTHER DEALINGS IN</text:p>
          </table:table-cell>
        </table:table-row>
        <table:table-row table:style-name="ro3">
          <table:table-cell table:style-name="ce21" office:value-type="string">
            <text:p>THE SOFTWA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10/25/2014</text:date>, <text:time>19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Goldstein</meta:initial-creator>
    <meta:creation-date>2012-06-07T10:42:46</meta:creation-date>
    <dc:date>2014-10-25T19:49:17</dc:date>
    <meta:editing-duration>P2DT10H37M32S</meta:editing-duration>
    <meta:editing-cycles>11</meta:editing-cycles>
    <meta:generator>OpenOffice/4.0.1$Unix OpenOffice.org_project/401m5$Build-9714</meta:generator>
    <meta:document-statistic meta:table-count="2" meta:cell-count="301" meta:object-count="0"/>
  </office:meta>
</office:document-meta>
</file>